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color="#000000" draw:fill="none" draw:textarea-horizontal-align="center" draw:textarea-vertical-align="middle"/>
    </style:style>
    <style:style style:name="gr5" style:family="graphic" style:parent-style-name="standard">
      <style:graphic-properties svg:stroke-color="#000000" svg:stroke-linecap="roun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1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1.5cm" svg:y="2.5cm">
          <draw:text-box>
            <text:p text:style-name="P1"><text:span text:style-name="T2">-</text:span></text:p>
          </draw:text-box>
        </draw:frame>
        <draw:line draw:style-name="gr2" draw:text-style-name="P1" draw:layer="layout" svg:x1="0.75cm" svg:y1="0.75cm" svg:x2="0.75cm" svg:y2="1.5cm">
          <text:p/>
        </draw:line>
        <draw:line draw:style-name="gr2" draw:text-style-name="P1" draw:layer="layout" svg:x1="0.75cm" svg:y1="3cm" svg:x2="0.75cm" svg:y2="3.5cm">
          <text:p/>
        </draw:line>
        <draw:line draw:style-name="gr2" draw:text-style-name="P1" draw:layer="layout" svg:x1="0.75cm" svg:y1="5cm" svg:x2="0.75cm" svg:y2="5.75cm">
          <text:p/>
        </draw:line>
        <draw:polyline draw:style-name="gr2" draw:text-style-name="P1" draw:layer="layout" svg:width="0.249cm" svg:height="0.999cm" draw:transform="rotate (1.5707963267946) translate (0.75000000000052cm 1.50000000000208cm)" svg:viewBox="0 0 250 1000" draw:points="0,1000 250,1000 250,0">
          <text:p/>
        </draw:polyline>
        <draw:polyline draw:style-name="gr2" draw:text-style-name="P1" draw:layer="layout" svg:width="0.249cm" svg:height="0.999cm" draw:transform="rotate (1.5707963267946) translate (0.75cm 3.25000000000208cm)" svg:viewBox="0 0 250 1000" draw:points="250,1000 0,1000 0,0">
          <text:p/>
        </draw:polyline>
        <draw:g>
          <draw:ellipse draw:style-name="gr3" draw:text-style-name="P1" draw:layer="layout" svg:width="1.001cm" svg:height="1cm" draw:transform="skewX (-0.0029670597283898) rotate (0.027925268031904) translate (1.234cm 1.764cm)">
            <text:p/>
          </draw:ellipse>
          <draw:polyline draw:style-name="gr2" draw:text-style-name="P1" draw:layer="layout" svg:width="0.299cm" svg:height="0.499cm" draw:transform="rotate (-1.57079632679579) translate (2cm 2.69999999999955cm)" svg:viewBox="0 0 300 500" draw:points="0,500 300,500 300,0 0,0">
            <text:p/>
          </draw:polyline>
          <draw:polyline draw:style-name="gr2" draw:text-style-name="P1" draw:layer="layout" svg:width="0.299cm" svg:height="0.499cm" draw:transform="rotate (1.5707963267946) translate (1.5cm 1.80000000000163cm)" svg:viewBox="0 0 300 500" draw:points="0,0 300,0 300,500 0,500">
            <text:p/>
          </draw:poly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0.626cm 4.995cm)">
            <text:p/>
          </draw:circle>
          <draw:circle draw:style-name="gr4" draw:text-style-name="P1" draw:layer="layout" svg:width="0.25cm" svg:height="0.25cm" draw:transform="rotate (1.5707963267946) translate (0.626cm 3.752cm)">
            <text:p/>
          </draw:circle>
          <draw:line draw:style-name="gr5" draw:text-style-name="P1" draw:layer="layout" svg:x1="0.751cm" svg:y1="4.75cm" svg:x2="0.251cm" svg:y2="3.75cm">
            <text:p/>
          </draw:line>
        </draw:g>
        <draw:g>
          <draw:frame draw:style-name="gr6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5" draw:text-style-name="P1" draw:layer="layout" svg:x1="0.251cm" svg:y1="0.747cm" svg:x2="1.251cm" svg:y2="0.747cm">
            <text:p/>
          </draw:line>
        </draw:g>
        <draw:g>
          <draw:line draw:style-name="gr5" draw:text-style-name="P1" draw:layer="layout" svg:x1="0.25cm" svg:y1="5.75cm" svg:x2="1.25cm" svg:y2="5.75cm">
            <text:p/>
          </draw:line>
          <draw:line draw:style-name="gr5" draw:text-style-name="P1" draw:layer="layout" svg:x1="0.5cm" svg:y1="6cm" svg:x2="1cm" svg:y2="6cm">
            <text:p/>
          </draw:line>
          <draw:line draw:style-name="gr5" draw:text-style-name="P1" draw:layer="layout" svg:x1="0.63cm" svg:y1="6.25cm" svg:x2="0.8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0.625cm 2.993cm)">
            <text:p/>
          </draw:circle>
          <draw:circle draw:style-name="gr4" draw:text-style-name="P1" draw:layer="layout" svg:width="0.25cm" svg:height="0.25cm" draw:transform="rotate (1.5707963267946) translate (0.625cm 1.75cm)">
            <text:p/>
          </draw:circle>
          <draw:line draw:style-name="gr5" draw:text-style-name="P1" draw:layer="layout" svg:x1="0.75cm" svg:y1="2.748cm" svg:x2="0.25cm" svg:y2="1.7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3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30:26.04</dc:date>
    <meta:editing-duration>PT3H13M44S</meta:editing-duration>
    <meta:editing-cycles>127</meta:editing-cycles>
    <meta:document-statistic meta:object-count="26"/>
  </office:meta>
</office:document-meta>
</file>